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fo:font-style="italic" style:font-style-asian="italic"/>
    </style:style>
    <style:style style:name="P3" style:parent-style-name="Heading2" style:family="paragraph">
      <style:paragraph-properties fo:margin-top="0in"/>
    </style:style>
    <style:style style:name="P4" style:parent-style-name="Heading2" style:family="paragraph">
      <style:paragraph-properties fo:margin-top="0in"/>
    </style:style>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P16" style:parent-style-name="ListParagraph" style:list-style-name="LFO1" style:family="paragraph"/>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style:style style:name="P22" style:parent-style-name="ListParagraph" style:list-style-name="LFO1" style:family="paragraph"/>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style>
    <style:style style:name="T25" style:parent-style-name="DefaultParagraphFont" style:family="text">
      <style:text-properties fo:font-style="italic" style:font-style-asian="italic"/>
    </style:style>
    <style:style style:name="P26" style:parent-style-name="ListParagraph" style:list-style-name="LFO1" style:family="paragraph"/>
    <style:style style:name="P27" style:parent-style-name="ListParagraph" style:list-style-name="LFO1" style:family="paragraph"/>
    <style:style style:name="P28" style:parent-style-name="ListParagraph" style:list-style-name="LFO1" style:family="paragraph"/>
    <style:style style:name="P29" style:parent-style-name="ListParagraph" style:list-style-name="LFO1" style:family="paragraph"/>
    <style:style style:name="P30" style:parent-style-name="ListParagraph" style:list-style-name="LFO1" style:family="paragraph"/>
    <style:style style:name="P31" style:parent-style-name="ListParagraph" style:list-style-name="LFO1" style:family="paragraph"/>
    <style:style style:name="T32" style:parent-style-name="DefaultParagraphFont" style:family="text">
      <style:text-properties fo:font-style="italic" style:font-style-asian="italic"/>
    </style:style>
    <style:style style:name="T33" style:parent-style-name="DefaultParagraphFont" style:family="text">
      <style:text-properties style:text-position="super 63.6%"/>
    </style:style>
    <style:style style:name="P34" style:parent-style-name="ListParagraph" style:list-style-name="LFO1" style:family="paragraph"/>
    <style:style style:name="P35" style:parent-style-name="ListParagraph" style:list-style-name="LFO1" style:family="paragraph"/>
    <style:style style:name="P36" style:parent-style-name="ListParagraph" style:list-style-name="LFO1" style:family="paragraph"/>
    <style:style style:name="T37" style:parent-style-name="DefaultParagraphFont" style:family="text">
      <style:text-properties fo:font-style="italic" style:font-style-asian="italic"/>
    </style:style>
  </office:automatic-styles>
  <office:body>
    <office:text text:use-soft-page-breaks="true">
      <text:p text:style-name="P1">FrEee Modding Guide –<text:s/>Components.txt</text:p>
      <text:p text:style-name="Normal">Components.txt defines the<text:s/>various templates for<text:s/>components<text:s/>that players can<text:s/>install on their vehicle designs<text:s/>in FrEee. Each entry in<text:s/>Components.txt defines a single<text:s/>component template.</text:p>
      <text:h text:style-name="Heading1" text:outline-level="1">Fields in Each Record (data types in parentheses)</text:h>
      <text:h text:style-name="Heading2" text:outline-level="2">Name (string)</text:h>
      <text:p text:style-name="Normal">This is the name of the<text:s/>component. It will be displayed to the player in-game.</text:p>
      <text:h text:style-name="Heading2" text:outline-level="2">Description (string)</text:h>
      <text:p text:style-name="Normal">This is a description of the<text:s/>component. It will be displayed to the player in-game.</text:p>
      <text:h text:style-name="Heading2" text:outline-level="2">Pic (string)</text:h>
      <text:p text:style-name="Normal">This specifies the image to be used to represent this component. The file extension (e.g. “.png” or “.bmp”) is optional; if no extension is specified, FrEee will search all supported extensions. For compatibility with SE4 mods, this field can also be specified as<text:s/><text:span text:style-name="T2">Pic Num</text:span>. In this case, it is an integer, not a string, field, and should contain a number. The number will be padded to three places with zeroes (e.g. 23 will become 023), and then “Comp_” will be added to the beginning (e.g. “Comp_023”).</text:p>
      <text:h text:style-name="Heading2" text:outline-level="2">Tonnage Space Taken (integer)</text:h>
      <text:p text:style-name="Normal">This specifies the size of the component in kilotons.</text:p>
      <text:h text:style-name="Heading2" text:outline-level="2">Tonnage Structure (integer)</text:h>
      <text:p text:style-name="Normal">This specifies the maximum hitpoints of the component. It also determines how likely the component is to be hit when the vehicle containing it is damaged.</text:p>
      <text:h text:style-name="Heading2" text:outline-level="2">Cost Minerals (integer)</text:h>
      <text:h text:style-name="P3" text:outline-level="2">Cost Organics (integer)</text:h>
      <text:h text:style-name="P4" text:outline-level="2">Cost Radioactives (integer)</text:h>
      <text:p text:style-name="Normal">These fields specify the construction cost of the component in each resource.</text:p>
      <text:h text:style-name="Heading2" text:outline-level="2">Vehicle Type (enumerated list)</text:h>
      <text:p text:style-name="Normal">This is a comma delimited list of vehicle types that are allowed to install the component. For SE4 compatibility, it can also be specified using one of SE4’s predetermined vehicle type lists, e.g. “Ftr\Trp” for “Fighter, Troop”.</text:p>
      <text:p text:style-name="Normal"><text:s/>Valid vehicle types are:</text:p>
      <text:list text:style-name="LFO1" text:continue-numbering="true">
        <text:list-item>
          <text:p text:style-name="P5">Ship</text:p>
        </text:list-item>
        <text:list-item>
          <text:p text:style-name="P6">Base</text:p>
        </text:list-item>
        <text:list-item>
          <text:p text:style-name="P7">Satellite</text:p>
        </text:list-item>
        <text:list-item>
          <text:p text:style-name="P8">Fighter</text:p>
        </text:list-item>
        <text:list-item>
          <text:p text:style-name="P9">Troop</text:p>
        </text:list-item>
        <text:list-item>
          <text:p text:style-name="P10">WeaponPlatform<text:s/>(note the lack of a space)</text:p>
        </text:list-item>
        <text:list-item>
          <text:p text:style-name="P11">Mine</text:p>
        </text:list-item>
        <text:list-item>
          <text:p text:style-name="P12">Drone</text:p>
        </text:list-item>
      </text:list>
      <text:h text:style-name="Heading2" text:outline-level="2">Vechicle List Type Override (enumerated list)</text:h>
      <text:p text:style-name="Normal">This field overrides the<text:s/><text:span text:style-name="T13">Vehicle Type</text:span><text:s/>field. It is provided for SE4 compatibility. It can also be spelled properly.</text:p>
      <text:h text:style-name="Heading2" text:outline-level="2">Supply Amount Used (integer)</text:h>
      <text:p text:style-name="Normal">This is the amount of supply used by the component. Certain abilities use supply at certain times (for instance, components with Movement Standard use supply when the ship moves), and<text:s/>this determines how much supply is used at those times. It also determines the amount of supply used to fire a weapon.</text:p>
      <text:h text:style-name="Heading2" text:outline-level="2">Restrictions (integer/string)</text:h>
      <text:p text:style-name="Normal">This determines the maximum number of copies of this component (or any component in this component’s family) that can be installed on a vehicle design. It can be specified as a number, or (for SE4 compatibility) as a word (with the first letter capitalized) followed by “Per Vehicle”, but only for numbers up to ten.</text:p>
      <text:h text:style-name="Heading2" text:outline-level="2">General<text:s/>Group (string)</text:h>
      <text:p text:style-name="Normal">This is the group that the<text:s/>component<text:s/>belongs to. It is used to group<text:s/>components<text:s/>on the<text:s/>design<text:s/>screen.</text:p>
      <text:h text:style-name="Heading2" text:outline-level="2">Family (string)</text:h>
      <text:p text:style-name="Normal">This is a unique identifier for a “family” of<text:s/>components. All<text:s/>components<text:s/>with the same value in this field belong to the same family. This is used along with the<text:s/>component’s<text:s/>position in the data file<text:s/>to determine what<text:s/>component<text:s/>a given<text:s/>component<text:s/>can be upgraded to. Note that in Space Empires IV,<text:s/><text:span text:style-name="T14">Family</text:span><text:s/>was limited to being an integer; in FrEee, it can be any string.</text:p>
      <text:h text:style-name="Heading2" text:outline-level="2">Roman Numeral (integer)</text:h>
      <text:p text:style-name="Normal">This is a number which specifies the<text:s/>“level” of the component. Higher level components should typically have better stats.<text:s/>This value is also displayed as a Roman numeral next to the<text:s/>component’s<text:s/>icon. Note that this value should be specified as a standard number (e.g. 4), not a Roman numeral (e.g. IV).</text:p>
      <text:h text:style-name="Heading2" text:outline-level="2">Custom Group (string)</text:h>
      <text:p text:style-name="Normal">This field is referenced by stellar construction abilities. It is placed on components that will be consumed by the stellar construction. For instance, if<text:s/>a ringworld construction matrix requires 10,000kT of gravity plating, then the matrix’s stellar construction ability would reference the Custom Group value of the<text:s/><text:soft-page-break/>gravity plating. Note that in SE4,<text:s/><text:span text:style-name="T15">Custom Group</text:span><text:s/>was limited to being an integer; in FrEee, it can be any string.</text:p>
      <text:h text:style-name="Heading2" text:outline-level="2">Tech Area Req, etc.</text:h>
      <text:p text:style-name="Normal">Please see the documentation on technology requirements.</text:p>
      <text:h text:style-name="Heading2" text:outline-level="2">Ability Type, etc.</text:h>
      <text:p text:style-name="Normal">Please see the documentation on abilities.</text:p>
      <text:h text:style-name="Heading2" text:outline-level="2">Weapon Type (enumerated)</text:h>
      <text:p text:style-name="Normal">This determines what kind of weapon this component is.</text:p>
      <text:p text:style-name="Normal">Valid values for Weapon Type:</text:p>
      <text:list text:style-name="LFO1" text:continue-numbering="true">
        <text:list-item>
          <text:p text:style-name="P16">None: This component is not a weapon.</text:p>
        </text:list-item>
        <text:list-item>
          <text:p text:style-name="P17">Direct Fire: This weapon fires at range and inflicts damage instantaneously.</text:p>
        </text:list-item>
        <text:list-item>
          <text:p text:style-name="P18">Seeking: This weapon launches a seeking projectile that takes time to travel toward the target.</text:p>
        </text:list-item>
        <text:list-item>
          <text:p text:style-name="P19">Warhead: This weapon inflicts damage when the vehicle rams something.</text:p>
        </text:list-item>
        <text:list-item>
          <text:p text:style-name="P20">Point-Defense: Like Direct Fire, but will automatically engage in “reaction fire” against targets that enter the target’s range.</text:p>
        </text:list-item>
        <text:list-item>
          <text:p text:style-name="P21">Seeking Point-Defense: Like Seeking, but will automatically engage in “reaction fire” against targets that enter the target’s range. This option is new to FrEee; it is not available in SE4.</text:p>
        </text:list-item>
        <text:list-item>
          <text:p text:style-name="P22">Warhead Point-Defense: Like Warhead, but will also inflict damage when the vehicle is rammed. This option is new to FrEee; it is not available in SE4.</text:p>
        </text:list-item>
      </text:list>
      <text:h text:style-name="Heading2" text:outline-level="2">Weapon Modifier (integer)</text:h>
      <text:p text:style-name="Normal">This is an accuracy modifier for the weapon. It is needed only for weapons with a<text:s/><text:span text:style-name="T23">Weapon Type</text:span><text:s/>of “Direct Fire” or “Point-Defense”.</text:p>
      <text:h text:style-name="Heading2" text:outline-level="2">Weapon Seeker Speed (integer)</text:h>
      <text:p text:style-name="Normal">This is the speed of the seeker launched by a seeking weapon. It is needed only for weapons with a<text:s/><text:span text:style-name="T24">Weapon Type</text:span><text:s/>of “Seeking” or “Seeking Point-Defense”.</text:p>
      <text:h text:style-name="Heading2" text:outline-level="2">Weapon Seeker Dmg Res (integer)</text:h>
      <text:p text:style-name="Normal">This is the maximum hitpoints of the seeker launched by a seeking weapon. It is needed only for weapons with a<text:s/><text:span text:style-name="T25">Weapon Type</text:span><text:s/>of “Seeking” or “Seeking Point-Defense”.</text:p>
      <text:h text:style-name="Heading2" text:outline-level="2">Weapon Target (enumerated list)</text:h>
      <text:p text:style-name="Normal">This is a comma delimited list of<text:s/>valid target types for the weapon. For SE4 compatibility, it can also be specified using one of SE4’s predetermined<text:s/>target<text:s/>lists, e.g. “Ships\Sat” for “Ship, Satellite”.</text:p>
      <text:soft-page-break/>
      <text:p text:style-name="Normal"><text:s/>Valid<text:s/>targets<text:s/>are:</text:p>
      <text:list text:style-name="LFO1" text:continue-numbering="true">
        <text:list-item>
          <text:p text:style-name="P26">Ship</text:p>
        </text:list-item>
        <text:list-item>
          <text:p text:style-name="P27">Base</text:p>
        </text:list-item>
        <text:list-item>
          <text:p text:style-name="P28">Satellite</text:p>
        </text:list-item>
        <text:list-item>
          <text:p text:style-name="P29">Fighter</text:p>
        </text:list-item>
        <text:list-item>
          <text:p text:style-name="P30">Drone</text:p>
        </text:list-item>
        <text:list-item>
          <text:p text:style-name="P31">Seeker</text:p>
        </text:list-item>
      </text:list>
      <text:p text:style-name="Normal">Target<text:s/>types, unlike vehicle types,<text:s/>can also be pluralized, so you can use, e.g. “Ships” instead of “Ship”.</text:p>
      <text:h text:style-name="Heading2" text:outline-level="2">Weapon<text:s/>List<text:s/>Target<text:s/>Override (enumerated list)</text:h>
      <text:p text:style-name="Normal">This field overrides the<text:s/><text:span text:style-name="T32">Weapon Target</text:span><text:s/>field. It is provided for SE4 compatibility.</text:p>
      <text:h text:style-name="Heading2" text:outline-level="2">Weapon Damage At Rng (integer list)</text:h>
      <text:p text:style-name="Normal">This is a space separated (not comma separated) list of damage values for the weapon at ranges, starting with 1. If there are 20 or more values, and the weapon is a seeking weapon, then the seeker becomes able to<text:s/>pursue<text:s/>(but not<text:s/>launch at) targets past range 20, and the 20<text:span text:style-name="T33">th</text:span><text:s/>damage value is taken to be the damage value for ranges past 20.</text:p>
      <text:h text:style-name="Heading2" text:outline-level="2">Weapon Damage Type (enumerated)</text:h>
      <text:p text:style-name="Normal">This is the damage type of the weapon. There are many damage types in SE4, and we are planning on supporting moddable damage types in FrEee, so they will not be listed here.</text:p>
      <text:h text:style-name="Heading2" text:outline-level="2">Weapon Reload Rate (number)</text:h>
      <text:p text:style-name="Normal">This is the number of rounds the weapon must wait to reload after firing. For instance, a weapon with a reload rate of 1 could fire every round, while a weapon with a reload rate of 2 would be able to fire every other round, and a weapon with a reload rate of 0 could fire indefinitely within a single round until supplies run out.</text:p>
      <text:p text:style-name="Normal">New in FrEee is the ability to specify a fractional reload rate.<text:s/>So a weapon with a reload rate of 0.5 could fire twice every round, while a weapon with a reload rate of 1.5 could fire on 2 out of any 3 consecutive rounds (since 1 / 1.5 is 2 / 3).</text:p>
      <text:h text:style-name="Heading2" text:outline-level="2">Weapon Display Type (enumerated)</text:h>
      <text:p text:style-name="Normal">This determines what type of animation is played for the weapon when it fires.</text:p>
      <text:p text:style-name="Normal">Valid values are:</text:p>
      <text:list text:style-name="LFO1" text:continue-numbering="true">
        <text:list-item>
          <text:p text:style-name="P34">Beam: Displays a<text:s/>beam<text:s/>animation<text:s/>from the mod. Cannot be used on seeking weapons.</text:p>
        </text:list-item>
        <text:list-item>
          <text:p text:style-name="P35">Torp (can also be specified as Torpedo or Projectile): Displays a projectile<text:s/>graphic from the mod.</text:p>
        </text:list-item>
        <text:list-item>
          <text:p text:style-name="P36">Seeker: Displays a seeker<text:s/>graphic from the shipset.</text:p>
        </text:list-item>
      </text:list>
      <text:h text:style-name="Heading2" text:outline-level="2">Weapon Sound (string)</text:h>
      <text:p text:style-name="Normal">This is the filename of a sound effect to play when the weapon fires.</text:p>
      <text:h text:style-name="Heading2" text:outline-level="2">Weapon Family (string)</text:h>
      <text:p text:style-name="Normal">This was used by the AI in SE4. It might be redundant with<text:s/><text:span text:style-name="T37">Family</text:span>, or it might be used to group weapons into larger categories (e.g. “beam weapons” or “heavy weapons”).</text:p>
      <text:h text:style-name="Heading1" text:outline-level="1">Legacy Fields</text:h>
      <text:p text:style-name="Normal">Legacy fields may be required by SE4, but are ignored by FrEee and may be<text:s/>safely left out of FrEee mods.</text:p>
      <text:h text:style-name="Heading2" text:outline-level="2">Number of Tech Req</text:h>
      <text:p text:style-name="Normal">This field specified the number of technology requirements that a<text:s/>component<text:s/>had in SE4. It is redundant and is not used by FrEee, which simply counts the requirements itself instead of relying on an extra field.</text:p>
      <text:h text:style-name="Heading2" text:outline-level="2">Number of Abilities</text:h>
      <text:p text:style-name="Normal">This field specified the number of abilities that a<text:s/>component<text:s/>had in SE4. It is redundant and is not used by FrEee, which simply counts the abilities itself instead of relying<text:s/>on an extra fiel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tru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ubtitle" style:display-name="Subtitle"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default-outline-level="1">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Ed</meta:initial-creator>
    <dc:creator>Ed</dc:creator>
    <meta:creation-date>2013-05-17T23:32:00Z</meta:creation-date>
    <dc:date>2013-07-18T18:30:00Z</dc:date>
    <meta:template xlink:href="Normal.dotm" xlink:type="simple"/>
    <meta:editing-cycles>90</meta:editing-cycles>
    <meta:editing-duration>PT19080S</meta:editing-duration>
    <meta:document-statistic meta:page-count="5" meta:paragraph-count="16" meta:word-count="1251" meta:character-count="8369" meta:row-count="59" meta:non-whitespace-character-count="7134"/>
  </office:meta>
</office:document-meta>
</file>